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kenRemoteRepository.BrokenRemoteRepository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nRemoteRepository.getDescript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nRemoteRepository.BrokenRemote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nRemoteRepository.BrokenRemoteRepository( Remot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nRemoteRepository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nRemoteRepository.login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nRemoteRepository.login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nRemoteRepository.getDescript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nRemoteRepository.login( Credentials credentials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